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p text:style-name="Standard">nr. 4<text:tab/>Scene 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13"/>
    <dc:date>2017-09-26T02:47:05.17</dc:date>
    <dc:creator>Josh Parsons</dc:creator>
    <meta:editing-duration>P0D</meta:editing-duration>
    <meta:editing-cycles>1</meta:editing-cycles>
    <meta:generator>OpenOffice/4.1.3$Win32 OpenOffice.org_project/413m1$Build-9783</meta:generator>
  </office:meta>
</office:document-meta>
</file>